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1" svg:font-family="'Times New Roman'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8.5cm" table:align="margins"/>
    </style:style>
    <style:style style:name="Table1.A" style:family="table-column">
      <style:table-column-properties style:column-width="3.817cm" style:rel-column-width="2164*"/>
    </style:style>
    <style:style style:name="Table1.B" style:family="table-column">
      <style:table-column-properties style:column-width="4.683cm" style:rel-column-width="2655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 style:master-page-name="">
      <style:table-properties style:width="8.5cm" style:page-number="0" table:align="margins"/>
    </style:style>
    <style:style style:name="Table2.A" style:family="table-column">
      <style:table-column-properties style:column-width="3.856cm" style:rel-column-width="2186*"/>
    </style:style>
    <style:style style:name="Table2.B" style:family="table-column">
      <style:table-column-properties style:column-width="4.644cm" style:rel-column-width="2633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8.5cm" table:align="margins"/>
    </style:style>
    <style:style style:name="Table3.A" style:family="table-column">
      <style:table-column-properties style:column-width="3.78cm" style:rel-column-width="2143*"/>
    </style:style>
    <style:style style:name="Table3.B" style:family="table-column">
      <style:table-column-properties style:column-width="4.72cm" style:rel-column-width="2677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fo:color="#000000" fo:language="en" fo:country="none" style:text-underline-style="none"/>
    </style:style>
    <style:style style:name="P2" style:family="paragraph" style:parent-style-name="Text_20_body">
      <style:text-properties fo:color="#000000" fo:language="en" fo:country="none" style:text-underline-style="none"/>
    </style:style>
    <style:style style:name="P3" style:family="paragraph" style:parent-style-name="Text_20_body" style:list-style-name="L2"/>
    <style:style style:name="P4" style:family="paragraph" style:parent-style-name="Text_20_body" style:list-style-name="L4"/>
    <style:style style:name="P5" style:family="paragraph" style:parent-style-name="Text_20_body" style:list-style-name="L8"/>
    <style:style style:name="P6" style:family="paragraph" style:parent-style-name="Text_20_body" style:list-style-name="L9"/>
    <style:style style:name="P7" style:family="paragraph" style:parent-style-name="Text_20_body">
      <style:paragraph-properties fo:margin-top="0cm" fo:margin-bottom="0cm"/>
    </style:style>
    <style:style style:name="P8" style:family="paragraph" style:parent-style-name="Text_20_body">
      <style:paragraph-properties fo:margin-top="0cm" fo:margin-bottom="0cm"/>
      <style:text-properties fo:color="#000000" fo:language="en" fo:country="none" style:text-underline-style="none"/>
    </style:style>
    <style:style style:name="P9" style:family="paragraph" style:parent-style-name="Text_20_body" style:list-style-name="L1">
      <style:paragraph-properties fo:margin-top="0cm" fo:margin-bottom="0cm"/>
      <style:text-properties fo:color="#000000" fo:language="en" fo:country="none" style:text-underline-style="none"/>
    </style:style>
    <style:style style:name="P10" style:family="paragraph" style:parent-style-name="Text_20_body" style:list-style-name="L2">
      <style:paragraph-properties fo:margin-top="0cm" fo:margin-bottom="0cm"/>
      <style:text-properties fo:color="#000000" fo:language="en" fo:country="none" style:text-underline-style="none"/>
    </style:style>
    <style:style style:name="P11" style:family="paragraph" style:parent-style-name="Text_20_body" style:list-style-name="L4">
      <style:paragraph-properties fo:margin-top="0cm" fo:margin-bottom="0cm"/>
      <style:text-properties fo:color="#000000" fo:language="en" fo:country="none" style:text-underline-style="none"/>
    </style:style>
    <style:style style:name="P12" style:family="paragraph" style:parent-style-name="Text_20_body" style:list-style-name="L6">
      <style:paragraph-properties fo:margin-top="0cm" fo:margin-bottom="0cm"/>
      <style:text-properties fo:color="#000000" fo:language="en" fo:country="none" style:text-underline-style="none"/>
    </style:style>
    <style:style style:name="P13" style:family="paragraph" style:parent-style-name="Text_20_body" style:list-style-name="L7">
      <style:paragraph-properties fo:margin-top="0cm" fo:margin-bottom="0cm"/>
      <style:text-properties fo:color="#000000" fo:language="en" fo:country="none" style:text-underline-style="none"/>
    </style:style>
    <style:style style:name="P14" style:family="paragraph" style:parent-style-name="Text_20_body" style:list-style-name="L8">
      <style:paragraph-properties fo:margin-top="0cm" fo:margin-bottom="0cm"/>
      <style:text-properties fo:color="#000000" fo:language="en" fo:country="none" style:text-underline-style="none"/>
    </style:style>
    <style:style style:name="P15" style:family="paragraph" style:parent-style-name="Text_20_body" style:list-style-name="L9">
      <style:paragraph-properties fo:margin-top="0cm" fo:margin-bottom="0cm"/>
      <style:text-properties fo:color="#000000" fo:language="en" fo:country="none" style:text-underline-style="none"/>
    </style:style>
    <style:style style:name="P16" style:family="paragraph" style:parent-style-name="Text_20_body" style:list-style-name="L1">
      <style:paragraph-properties fo:margin-top="0cm" fo:margin-bottom="0cm"/>
    </style:style>
    <style:style style:name="P17" style:family="paragraph" style:parent-style-name="Text_20_body" style:list-style-name="L2">
      <style:paragraph-properties fo:margin-top="0cm" fo:margin-bottom="0cm"/>
    </style:style>
    <style:style style:name="P18" style:family="paragraph" style:parent-style-name="Text_20_body" style:list-style-name="L5">
      <style:paragraph-properties fo:margin-top="0cm" fo:margin-bottom="0cm"/>
    </style:style>
    <style:style style:name="P19" style:family="paragraph" style:parent-style-name="Text_20_body" style:list-style-name="L6">
      <style:paragraph-properties fo:margin-top="0cm" fo:margin-bottom="0cm"/>
    </style:style>
    <style:style style:name="P20" style:family="paragraph" style:parent-style-name="Text_20_body" style:list-style-name="L8">
      <style:paragraph-properties fo:margin-top="0cm" fo:margin-bottom="0cm"/>
    </style:style>
    <style:style style:name="P21" style:family="paragraph" style:parent-style-name="Text_20_body" style:list-style-name="L9">
      <style:paragraph-properties fo:margin-top="0cm" fo:margin-bottom="0cm"/>
    </style:style>
    <style:style style:name="P22" style:family="paragraph" style:parent-style-name="Text_20_body">
      <style:paragraph-properties fo:margin-top="0cm" fo:margin-bottom="0cm" fo:background-color="transparent" style:shadow="none" style:snap-to-layout-grid="false">
        <style:tab-stops/>
        <style:background-image/>
      </style:paragraph-properties>
      <style:text-properties fo:color="#000000" fo:language="en" fo:country="none" style:text-underline-style="none"/>
    </style:style>
    <style:style style:name="P23" style:family="paragraph" style:parent-style-name="Heading_20_2">
      <style:text-properties fo:color="#000000" fo:language="en" fo:country="none" style:text-underline-style="none" style:language-asian="en" style:country-asian="none" style:language-complex="en" style:country-complex="none"/>
    </style:style>
    <style:style style:name="P24" style:family="paragraph" style:parent-style-name="Heading_20_3">
      <style:text-properties fo:color="#000000" fo:language="en" fo:country="none" style:text-underline-style="none"/>
    </style:style>
    <style:style style:name="P25" style:family="paragraph" style:parent-style-name="List_20_Contents">
      <style:paragraph-properties fo:margin-left="0cm" fo:margin-right="0cm" fo:margin-top="0cm" fo:margin-bottom="0cm" fo:text-indent="0cm" style:auto-text-indent="false" fo:background-color="transparent" style:shadow="none" style:snap-to-layout-grid="false">
        <style:tab-stops/>
        <style:background-image/>
      </style:paragraph-properties>
    </style:style>
    <style:style style:name="P26" style:family="paragraph" style:parent-style-name="Heading_20_4">
      <style:text-properties fo:color="#000000" fo:language="en" fo:country="none" style:text-underline-style="none"/>
    </style:style>
    <style:style style:name="P27" style:family="paragraph" style:parent-style-name="Heading_20_5">
      <style:text-properties fo:color="#000000" fo:language="en" fo:country="none" style:text-underline-style="none"/>
    </style:style>
    <style:style style:name="T1" style:family="text">
      <style:text-properties fo:language="en" fo:country="none"/>
    </style:style>
    <style:style style:name="T2" style:family="text">
      <style:text-properties style:text-position="33% 80%"/>
    </style:style>
    <style:style style:name="T3" style:family="text">
      <style:text-properties fo:color="#000000"/>
    </style:style>
    <style:style style:name="T4" style:family="text">
      <style:text-properties fo:color="#000000" fo:language="en" fo:country="none" style:text-underline-style="none"/>
    </style:style>
    <style:style style:name="T5" style:family="text">
      <style:text-properties fo:color="#000000" fo:language="tr" fo:country="TR" style:text-underline-style="none"/>
    </style:style>
    <style:style style:name="T6" style:family="text">
      <style:text-properties fo:color="#000000" style:text-position="33% 80%" fo:language="en" fo:country="none" style:text-underline-style="none"/>
    </style:style>
    <style:style style:name="T7" style:family="text">
      <style:text-properties style:text-underline-style="none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ragraph" fo:padding="0cm" fo:border="non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writing-mode="lr-tb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>
        <form:form form:name="unnamed0" form:apply-filter="true" form:control-implementation="ooo:com.sun.star.form.component.Form" office:target-frame="" xlink:href="https://en.wiktionary.org/w/index.php">
          <form:properties>
            <form:property form:property-name="PropertyChangeNotificationEnabled" office:value-type="boolean" office:boolean-value="true"/>
          </form:properties>
          <form:hidden form:name="title" form:control-implementation="ooo:com.sun.star.form.component.HiddenControl" form:id="control1" form:value="Special:Search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cm" svg:y="0cm" svg:width="0.041cm" draw:z-index="0">
        <draw:text-box fo:min-height="0.041cm">
          <text:p text:style-name="Frame_20_contents"/>
        </draw:text-box>
      </draw:frame>
      <text:section text:style-name="Sect1" text:name="content">
        <text:section text:style-name="Sect1" text:name="bodyContent">
          <text:section text:style-name="Sect2" text:name="mw-content-text">
            <text:h text:style-name="P23" text:outline-level="2"><text:bookmark text:name="Turkish_Suffixes"/>Turkish Suffixes</text:h>
            <text:h text:style-name="P24" text:outline-level="3"><text:bookmark text:name="General_suffixes"/>General suffixes</text:h>
            <text:list xml:id="list20642406571" text:style-name="L1">
              <text:list-header>
                <text:p text:style-name="P9">Plural: -l<text:span text:style-name="T2">2</text:span>r </text:p>
                <text:list>
                  <text:list-item>
                    <text:p text:style-name="P16"><text:a xlink:type="simple" xlink:href="https://en.wiktionary.org/wiki/-ler#Turkish"><text:span text:style-name="T5">-ler</text:span></text:a><text:span text:style-name="T4">, </text:span><text:a xlink:type="simple" xlink:href="https://en.wiktionary.org/wiki/-lar#Turkish"><text:span text:style-name="T5">-lar</text:span></text:a><text:span text:style-name="T4"> </text:span></text:p>
                  </text:list-item>
                </text:list>
                <text:p text:style-name="P9">Negative: -m<text:span text:style-name="T2">2</text:span> </text:p>
                <text:list text:continue-numbering="true">
                  <text:list-item>
                    <text:p text:style-name="P16"><text:a xlink:type="simple" xlink:href="https://en.wiktionary.org/wiki/-me#Turkish"><text:span text:style-name="T5">-me</text:span></text:a><text:span text:style-name="T4">, </text:span><text:a xlink:type="simple" xlink:href="https://en.wiktionary.org/wiki/-ma#Turkish"><text:span text:style-name="T5">-ma</text:span></text:a><text:span text:style-name="T4"> </text:span></text:p>
                  </text:list-item>
                </text:list>
                <text:p text:style-name="P9">Predicative: </text:p>
              </text:list-header>
            </text:list>
            <table:table table:name="Table1" table:style-name="Table1">
              <table:table-column table:style-name="Table1.A"/>
              <table:table-column table:style-name="Table1.B"/>
              <table:table-row>
                <table:table-cell table:style-name="Table1.A1" office:value-type="string">
                  <text:p text:style-name="P8">1st person singular: -(y)<text:span text:style-name="T2">4</text:span>m </text:p>
                  <text:p text:style-name="P7"><text:a xlink:type="simple" xlink:href="https://en.wiktionary.org/wiki/-im#Turkish"><text:span text:style-name="T5">-im</text:span></text:a><text:span text:style-name="T4">, </text:span><text:a xlink:type="simple" xlink:href="https://en.wiktionary.org/wiki/-ım#Turkish"><text:span text:style-name="T5">-ım</text:span></text:a><text:span text:style-name="T4">, </text:span><text:a xlink:type="simple" xlink:href="https://en.wiktionary.org/wiki/-üm#Turkish"><text:span text:style-name="T5">-üm</text:span></text:a><text:span text:style-name="T4">, </text:span><text:a xlink:type="simple" xlink:href="https://en.wiktionary.org/wiki/-um#Turkish"><text:span text:style-name="T5">-um</text:span></text:a><text:span text:style-name="T4"> / </text:span><text:a xlink:type="simple" xlink:href="https://en.wiktionary.org/w/index.php?title=-yim&amp;action=edit&amp;redlink=1"><text:span text:style-name="T5">-yim</text:span></text:a><text:span text:style-name="T4">, </text:span><text:a xlink:type="simple" xlink:href="https://en.wiktionary.org/w/index.php?title=-yım&amp;action=edit&amp;redlink=1"><text:span text:style-name="T5">-yım</text:span></text:a><text:span text:style-name="T4">, </text:span><text:a xlink:type="simple" xlink:href="https://en.wiktionary.org/w/index.php?title=-yüm&amp;action=edit&amp;redlink=1"><text:span text:style-name="T5">-yüm</text:span></text:a><text:span text:style-name="T4">, </text:span><text:a xlink:type="simple" xlink:href="https://en.wiktionary.org/w/index.php?title=-yum&amp;action=edit&amp;redlink=1"><text:span text:style-name="T5">-yum</text:span></text:a><text:span text:style-name="T4"> </text:span></text:p>
                </table:table-cell>
                <table:table-cell table:style-name="Table1.B1" office:value-type="string">
                  <text:p text:style-name="P8">1st person plural: -(y)<text:span text:style-name="T2">4</text:span>z </text:p>
                  <text:p text:style-name="P7"><text:a xlink:type="simple" xlink:href="https://en.wiktionary.org/w/index.php?title=-iz&amp;action=edit&amp;redlink=1"><text:span text:style-name="T5">-iz</text:span></text:a><text:span text:style-name="T4">, </text:span><text:a xlink:type="simple" xlink:href="https://en.wiktionary.org/w/index.php?title=-ız&amp;action=edit&amp;redlink=1"><text:span text:style-name="T5">-ız</text:span></text:a><text:span text:style-name="T4">, </text:span><text:a xlink:type="simple" xlink:href="https://en.wiktionary.org/w/index.php?title=-üz&amp;action=edit&amp;redlink=1"><text:span text:style-name="T5">-üz</text:span></text:a><text:span text:style-name="T4">, </text:span><text:a xlink:type="simple" xlink:href="https://en.wiktionary.org/wiki/-uz#Turkish"><text:span text:style-name="T5">-uz</text:span></text:a><text:span text:style-name="T4"> / </text:span><text:a xlink:type="simple" xlink:href="https://en.wiktionary.org/w/index.php?title=-yiz&amp;action=edit&amp;redlink=1"><text:span text:style-name="T5">-yiz</text:span></text:a><text:span text:style-name="T4">, </text:span><text:a xlink:type="simple" xlink:href="https://en.wiktionary.org/w/index.php?title=-yız&amp;action=edit&amp;redlink=1"><text:span text:style-name="T5">-yız</text:span></text:a><text:span text:style-name="T4">, </text:span><text:a xlink:type="simple" xlink:href="https://en.wiktionary.org/w/index.php?title=-yüz&amp;action=edit&amp;redlink=1"><text:span text:style-name="T5">-yüz</text:span></text:a><text:span text:style-name="T4">, </text:span><text:a xlink:type="simple" xlink:href="https://en.wiktionary.org/w/index.php?title=-yuz&amp;action=edit&amp;redlink=1"><text:span text:style-name="T5">-yuz</text:span></text:a><text:span text:style-name="T4"> </text:span></text:p>
                </table:table-cell>
              </table:table-row>
              <table:table-row>
                <table:table-cell table:style-name="Table1.A2" office:value-type="string">
                  <text:p text:style-name="P7"><text:span text:style-name="T4">2nd person singular: -s</text:span><text:span text:style-name="T6">4</text:span><text:span text:style-name="T4">n </text:span></text:p>
                  <text:p text:style-name="P7"><text:a xlink:type="simple" xlink:href="https://en.wiktionary.org/wiki/-sin#Turkish"><text:span text:style-name="T5">-sin</text:span></text:a><text:span text:style-name="T4">, </text:span><text:a xlink:type="simple" xlink:href="https://en.wiktionary.org/wiki/-sın#Turkish"><text:span text:style-name="T5">-sın</text:span></text:a><text:span text:style-name="T4">, </text:span><text:a xlink:type="simple" xlink:href="https://en.wiktionary.org/wiki/-sün#Turkish"><text:span text:style-name="T5">-sün</text:span></text:a><text:span text:style-name="T4">, </text:span><text:a xlink:type="simple" xlink:href="https://en.wiktionary.org/wiki/-sun#Turkish"><text:span text:style-name="T5">-sun</text:span></text:a><text:span text:style-name="T4"> </text:span></text:p>
                </table:table-cell>
                <table:table-cell table:style-name="Table1.B2" office:value-type="string">
                  <text:p text:style-name="P8">2nd person plural: -s<text:span text:style-name="T2">4</text:span>n<text:span text:style-name="T2">4</text:span>z </text:p>
                  <text:p text:style-name="P7"><text:a xlink:type="simple" xlink:href="https://en.wiktionary.org/wiki/-siniz#Turkish"><text:span text:style-name="T5">-siniz</text:span></text:a><text:span text:style-name="T4">, </text:span><text:a xlink:type="simple" xlink:href="https://en.wiktionary.org/wiki/-sınız#Turkish"><text:span text:style-name="T5">-sınız</text:span></text:a><text:span text:style-name="T4">, </text:span><text:a xlink:type="simple" xlink:href="https://en.wiktionary.org/wiki/-sünüz#Turkish"><text:span text:style-name="T5">-sünüz</text:span></text:a><text:span text:style-name="T4">, </text:span><text:a xlink:type="simple" xlink:href="https://en.wiktionary.org/wiki/-sunuz#Turkish"><text:span text:style-name="T5">-sunuz</text:span></text:a><text:span text:style-name="T4"> </text:span></text:p>
                </table:table-cell>
              </table:table-row>
              <table:table-row>
                <table:table-cell table:style-name="Table1.A2" office:value-type="string">
                  <text:p text:style-name="P8">3rd person singular: -t/d<text:span text:style-name="T2">4</text:span>r </text:p>
                  <text:p text:style-name="P7"><text:a xlink:type="simple" xlink:href="https://en.wiktionary.org/w/index.php?title=-tir&amp;action=edit&amp;redlink=1"><text:span text:style-name="T5">-tir</text:span></text:a><text:span text:style-name="T4">, </text:span><text:a xlink:type="simple" xlink:href="https://en.wiktionary.org/w/index.php?title=-tır&amp;action=edit&amp;redlink=1"><text:span text:style-name="T5">-tır</text:span></text:a><text:span text:style-name="T4">, </text:span><text:a xlink:type="simple" xlink:href="https://en.wiktionary.org/w/index.php?title=-tür&amp;action=edit&amp;redlink=1"><text:span text:style-name="T5">-tür</text:span></text:a><text:span text:style-name="T4">, </text:span><text:a xlink:type="simple" xlink:href="https://en.wiktionary.org/w/index.php?title=-tur&amp;action=edit&amp;redlink=1"><text:span text:style-name="T5">-tur</text:span></text:a><text:span text:style-name="T4"> / </text:span><text:a xlink:type="simple" xlink:href="https://en.wiktionary.org/w/index.php?title=-dir&amp;action=edit&amp;redlink=1"><text:span text:style-name="T5">-dir</text:span></text:a><text:span text:style-name="T4">, </text:span><text:a xlink:type="simple" xlink:href="https://en.wiktionary.org/w/index.php?title=-dır&amp;action=edit&amp;redlink=1"><text:span text:style-name="T5">-dır</text:span></text:a><text:span text:style-name="T4">, </text:span><text:a xlink:type="simple" xlink:href="https://en.wiktionary.org/w/index.php?title=-dür&amp;action=edit&amp;redlink=1"><text:span text:style-name="T5">-dür</text:span></text:a><text:span text:style-name="T4">, </text:span><text:a xlink:type="simple" xlink:href="https://en.wiktionary.org/w/index.php?title=-dur&amp;action=edit&amp;redlink=1"><text:span text:style-name="T5">-dur</text:span></text:a><text:span text:style-name="T4"> </text:span></text:p>
                </table:table-cell>
                <table:table-cell table:style-name="Table1.B2" office:value-type="string">
                  <text:p text:style-name="P8">3rd person plural: -t/d<text:span text:style-name="T2">4</text:span>rl<text:span text:style-name="T2">2</text:span>r </text:p>
                  <text:p text:style-name="P7"><text:a xlink:type="simple" xlink:href="https://en.wiktionary.org/w/index.php?title=-tirler&amp;action=edit&amp;redlink=1"><text:span text:style-name="T5">-tirler</text:span></text:a><text:span text:style-name="T4">, </text:span><text:a xlink:type="simple" xlink:href="https://en.wiktionary.org/w/index.php?title=-tırlar&amp;action=edit&amp;redlink=1"><text:span text:style-name="T5">-tırlar</text:span></text:a><text:span text:style-name="T4">, </text:span><text:a xlink:type="simple" xlink:href="https://en.wiktionary.org/w/index.php?title=-türler&amp;action=edit&amp;redlink=1"><text:span text:style-name="T5">-türler</text:span></text:a><text:span text:style-name="T4">, </text:span><text:a xlink:type="simple" xlink:href="https://en.wiktionary.org/w/index.php?title=-turlar&amp;action=edit&amp;redlink=1"><text:span text:style-name="T5">-turlar</text:span></text:a><text:span text:style-name="T4"> / </text:span><text:a xlink:type="simple" xlink:href="https://en.wiktionary.org/w/index.php?title=-dirler&amp;action=edit&amp;redlink=1"><text:span text:style-name="T5">-dirler</text:span></text:a><text:span text:style-name="T4">, </text:span><text:a xlink:type="simple" xlink:href="https://en.wiktionary.org/w/index.php?title=-dırlar&amp;action=edit&amp;redlink=1"><text:span text:style-name="T5">-dırlar</text:span></text:a><text:span text:style-name="T4">, </text:span><text:a xlink:type="simple" xlink:href="https://en.wiktionary.org/w/index.php?title=-dürler&amp;action=edit&amp;redlink=1"><text:span text:style-name="T5">-dürler</text:span></text:a><text:span text:style-name="T4">, </text:span><text:a xlink:type="simple" xlink:href="https://en.wiktionary.org/w/index.php?title=-durlar&amp;action=edit&amp;redlink=1"><text:span text:style-name="T5">-durlar</text:span></text:a><text:span text:style-name="T4"> </text:span></text:p>
                </table:table-cell>
              </table:table-row>
            </table:table>
            <text:p text:style-name="P1">Note that 3rd person forms (both singular and plural) are frequently dropped </text:p>
            <text:h text:style-name="P24" text:outline-level="3"><text:bookmark text:name="Noun_suffixes"/>Noun suffixes</text:h>
            <text:h text:style-name="P26" text:outline-level="4"><text:bookmark text:name="Case_suffixes"/>Case suffixes</text:h>
            <text:list xml:id="list333068023" text:style-name="L2">
              <text:list-item>
                <text:p text:style-name="P10">Accusative: -(y)<text:span text:style-name="T2">4</text:span> </text:p>
                <text:list>
                  <text:list-item>
                    <text:p text:style-name="P17"><text:a xlink:type="simple" xlink:href="https://en.wiktionary.org/wiki/-i#Turkish"><text:span text:style-name="T5">-i</text:span></text:a><text:span text:style-name="T4">, </text:span><text:a xlink:type="simple" xlink:href="https://en.wiktionary.org/wiki/-ı#Turkish"><text:span text:style-name="T5">-ı</text:span></text:a><text:span text:style-name="T4">, </text:span><text:a xlink:type="simple" xlink:href="https://en.wiktionary.org/wiki/-ü#Turkish"><text:span text:style-name="T5">-ü</text:span></text:a><text:span text:style-name="T4">, </text:span><text:a xlink:type="simple" xlink:href="https://en.wiktionary.org/wiki/-u#Turkish"><text:span text:style-name="T5">-u</text:span></text:a><text:span text:style-name="T4"> / </text:span><text:a xlink:type="simple" xlink:href="https://en.wiktionary.org/wiki/-yi#Turkish"><text:span text:style-name="T5">-yi</text:span></text:a><text:span text:style-name="T4">, </text:span><text:a xlink:type="simple" xlink:href="https://en.wiktionary.org/w/index.php?title=-yı&amp;action=edit&amp;redlink=1"><text:span text:style-name="T5">-yı</text:span></text:a><text:span text:style-name="T4">, </text:span><text:a xlink:type="simple" xlink:href="https://en.wiktionary.org/w/index.php?title=-yü&amp;action=edit&amp;redlink=1"><text:span text:style-name="T5">-yü</text:span></text:a><text:span text:style-name="T4">, </text:span><text:a xlink:type="simple" xlink:href="https://en.wiktionary.org/w/index.php?title=-yu&amp;action=edit&amp;redlink=1"><text:span text:style-name="T5">-yu</text:span></text:a><text:span text:style-name="T4"> </text:span></text:p>
                  </text:list-item>
                </text:list>
              </text:list-item>
              <text:list-item>
                <text:p text:style-name="P10">Dative: -(y)<text:span text:style-name="T2">2</text:span> </text:p>
                <text:list>
                  <text:list-item>
                    <text:p text:style-name="P17"><text:a xlink:type="simple" xlink:href="https://en.wiktionary.org/wiki/-e#Turkish"><text:span text:style-name="T5">-e</text:span></text:a><text:span text:style-name="T4">, </text:span><text:a xlink:type="simple" xlink:href="https://en.wiktionary.org/wiki/-a#Turkish"><text:span text:style-name="T5">-a</text:span></text:a><text:span text:style-name="T4"> / </text:span><text:a xlink:type="simple" xlink:href="https://en.wiktionary.org/wiki/-ye#Turkish"><text:span text:style-name="T5">-ye</text:span></text:a><text:span text:style-name="T4">, </text:span><text:a xlink:type="simple" xlink:href="https://en.wiktionary.org/wiki/-ya#Turkish"><text:span text:style-name="T5">-ya</text:span></text:a><text:span text:style-name="T4"> </text:span></text:p>
                  </text:list-item>
                </text:list>
              </text:list-item>
              <text:list-item>
                <text:p text:style-name="P10">Locative: -t/d<text:span text:style-name="T2">2</text:span> </text:p>
                <text:list>
                  <text:list-item>
                    <text:p text:style-name="P17"><text:a xlink:type="simple" xlink:href="https://en.wiktionary.org/wiki/-te#Turkish"><text:span text:style-name="T5">-te</text:span></text:a><text:span text:style-name="T4">, </text:span><text:a xlink:type="simple" xlink:href="https://en.wiktionary.org/wiki/-ta#Turkish"><text:span text:style-name="T5">-ta</text:span></text:a><text:span text:style-name="T4"> / </text:span><text:a xlink:type="simple" xlink:href="https://en.wiktionary.org/wiki/-de#Turkish"><text:span text:style-name="T5">-de</text:span></text:a><text:span text:style-name="T4">, </text:span><text:a xlink:type="simple" xlink:href="https://en.wiktionary.org/wiki/-da#Turkish"><text:span text:style-name="T5">-da</text:span></text:a><text:span text:style-name="T4"> </text:span></text:p>
                  </text:list-item>
                </text:list>
              </text:list-item>
              <text:list-item>
                <text:p text:style-name="P10">Ablative: -t/d<text:span text:style-name="T2">2</text:span>n </text:p>
                <text:list>
                  <text:list-item>
                    <text:p text:style-name="P17"><text:a xlink:type="simple" xlink:href="https://en.wiktionary.org/wiki/-ten#Turkish"><text:span text:style-name="T5">-ten</text:span></text:a><text:span text:style-name="T4">, </text:span><text:a xlink:type="simple" xlink:href="https://en.wiktionary.org/wiki/-tan#Turkish"><text:span text:style-name="T5">-tan</text:span></text:a><text:span text:style-name="T4"> / </text:span><text:a xlink:type="simple" xlink:href="https://en.wiktionary.org/wiki/-den#Turkish"><text:span text:style-name="T5">-den</text:span></text:a><text:span text:style-name="T4">, </text:span><text:a xlink:type="simple" xlink:href="https://en.wiktionary.org/wiki/-dan#Turkish"><text:span text:style-name="T5">-dan</text:span></text:a><text:span text:style-name="T4"> </text:span></text:p>
                  </text:list-item>
                </text:list>
              </text:list-item>
              <text:list-item>
                <text:p text:style-name="P10">Genitive: -(n)<text:span text:style-name="T2">4</text:span>n </text:p>
                <text:list>
                  <text:list-item>
                    <text:p text:style-name="P3"><text:a xlink:type="simple" xlink:href="https://en.wiktionary.org/wiki/-in#Turkish"><text:span text:style-name="T5">-in</text:span></text:a><text:span text:style-name="T4">, </text:span><text:a xlink:type="simple" xlink:href="https://en.wiktionary.org/wiki/-ın#Turkish"><text:span text:style-name="T5">-ın</text:span></text:a><text:span text:style-name="T4">, </text:span><text:a xlink:type="simple" xlink:href="https://en.wiktionary.org/wiki/-ün#Turkish"><text:span text:style-name="T5">-ün</text:span></text:a><text:span text:style-name="T4">, </text:span><text:a xlink:type="simple" xlink:href="https://en.wiktionary.org/wiki/-un#Turkish"><text:span text:style-name="T5">-un</text:span></text:a><text:span text:style-name="T4"> / </text:span><text:a xlink:type="simple" xlink:href="https://en.wiktionary.org/wiki/-nin#Turkish"><text:span text:style-name="T5">-nin</text:span></text:a><text:span text:style-name="T4">, </text:span><text:a xlink:type="simple" xlink:href="https://en.wiktionary.org/w/index.php?title=-nın&amp;action=edit&amp;redlink=1"><text:span text:style-name="T5">-nın</text:span></text:a><text:span text:style-name="T4">, </text:span><text:a xlink:type="simple" xlink:href="https://en.wiktionary.org/w/index.php?title=-nün&amp;action=edit&amp;redlink=1"><text:span text:style-name="T5">-nün</text:span></text:a><text:span text:style-name="T4">, </text:span><text:a xlink:type="simple" xlink:href="https://en.wiktionary.org/w/index.php?title=-nun&amp;action=edit&amp;redlink=1"><text:span text:style-name="T5">-nun</text:span></text:a><text:span text:style-name="T4"> </text:span></text:p>
                  </text:list-item>
                </text:list>
              </text:list-item>
            </text:list>
            <text:h text:style-name="P26" text:outline-level="4"><text:bookmark text:name="Possessive_suffixes"/>Possessive suffixes</text:h>
            <text:p text:style-name="P1">The plurals listed are technically compounds of 2 suffixes - the plural suffix followed by the regular possessive suffix.</text:p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22">1st person singular: -(<text:span text:style-name="T2">4</text:span>)m </text:p>
                  <text:p text:style-name="P25"><text:a xlink:type="simple" xlink:href="https://en.wiktionary.org/wiki/-im#Turkish"><text:span text:style-name="T5">-im</text:span></text:a><text:span text:style-name="T4">, </text:span><text:a xlink:type="simple" xlink:href="https://en.wiktionary.org/wiki/-ım#Turkish"><text:span text:style-name="T5">-ım</text:span></text:a><text:span text:style-name="T4">, </text:span><text:a xlink:type="simple" xlink:href="https://en.wiktionary.org/wiki/-üm#Turkish"><text:span text:style-name="T5">-üm</text:span></text:a><text:span text:style-name="T4">, </text:span><text:a xlink:type="simple" xlink:href="https://en.wiktionary.org/wiki/-um#Turkish"><text:span text:style-name="T5">-um</text:span></text:a><text:span text:style-name="T4"> / </text:span><text:a xlink:type="simple" xlink:href="https://en.wiktionary.org/wiki/-m#Turkish"><text:span text:style-name="T5">-m</text:span></text:a><text:span text:style-name="T4"> </text:span></text:p>
                  <text:p text:style-name="P25"><text:a xlink:type="simple" xlink:href="https://en.wiktionary.org/w/index.php?title=-lerim&amp;action=edit&amp;redlink=1"><text:span text:style-name="T5">-lerim</text:span></text:a><text:span text:style-name="T4">, </text:span><text:a xlink:type="simple" xlink:href="https://en.wiktionary.org/w/index.php?title=-larım&amp;action=edit&amp;redlink=1"><text:span text:style-name="T5">-larım</text:span></text:a></text:p>
                </table:table-cell>
                <table:table-cell table:style-name="Table2.B1" office:value-type="string">
                  <text:p text:style-name="P22">1st person plural: -(<text:span text:style-name="T2">4</text:span>)m<text:span text:style-name="T2">4</text:span>z </text:p>
                  <text:p text:style-name="P25"><text:a xlink:type="simple" xlink:href="https://en.wiktionary.org/wiki/-imiz#Turkish"><text:span text:style-name="T5">-imiz</text:span></text:a><text:span text:style-name="T4">, </text:span><text:a xlink:type="simple" xlink:href="https://en.wiktionary.org/wiki/-ımız#Turkish"><text:span text:style-name="T5">-ımız</text:span></text:a><text:span text:style-name="T4">, </text:span><text:a xlink:type="simple" xlink:href="https://en.wiktionary.org/wiki/-ümüz#Turkish"><text:span text:style-name="T5">-ümüz</text:span></text:a><text:span text:style-name="T4">, </text:span><text:a xlink:type="simple" xlink:href="https://en.wiktionary.org/wiki/-umuz#Turkish"><text:span text:style-name="T5">-umuz</text:span></text:a><text:span text:style-name="T4"> / </text:span><text:a xlink:type="simple" xlink:href="https://en.wiktionary.org/wiki/-miz#Turkish"><text:span text:style-name="T5">-miz</text:span></text:a><text:span text:style-name="T4">, </text:span><text:a xlink:type="simple" xlink:href="https://en.wiktionary.org/w/index.php?title=-mız&amp;action=edit&amp;redlink=1"><text:span text:style-name="T5">-mız</text:span></text:a><text:span text:style-name="T4">, </text:span><text:a xlink:type="simple" xlink:href="https://en.wiktionary.org/w/index.php?title=-müz&amp;action=edit&amp;redlink=1"><text:span text:style-name="T5">-müz</text:span></text:a><text:span text:style-name="T4">, </text:span><text:a xlink:type="simple" xlink:href="https://en.wiktionary.org/w/index.php?title=-muz&amp;action=edit&amp;redlink=1"><text:span text:style-name="T5">-muz</text:span></text:a><text:span text:style-name="T4"> </text:span></text:p>
                  <text:p text:style-name="P25"><text:a xlink:type="simple" xlink:href="https://en.wiktionary.org/w/index.php?title=-lerimiz&amp;action=edit&amp;redlink=1"><text:span text:style-name="T5">-lerimiz</text:span></text:a><text:span text:style-name="T4">, </text:span><text:a xlink:type="simple" xlink:href="https://en.wiktionary.org/w/index.php?title=-larımız&amp;action=edit&amp;redlink=1"><text:span text:style-name="T5">-larımız</text:span></text:a><text:span text:style-name="T4"> </text:span></text:p>
                </table:table-cell>
              </table:table-row>
              <table:table-row>
                <table:table-cell table:style-name="Table2.A2" office:value-type="string">
                  <text:p text:style-name="P22">2nd person singular: -(<text:span text:style-name="T2">4</text:span>)n </text:p>
                  <text:p text:style-name="P25"><text:a xlink:type="simple" xlink:href="https://en.wiktionary.org/wiki/-in#Turkish"><text:span text:style-name="T5">-in</text:span></text:a><text:span text:style-name="T4">, </text:span><text:a xlink:type="simple" xlink:href="https://en.wiktionary.org/wiki/-ın#Turkish"><text:span text:style-name="T5">-ın</text:span></text:a><text:span text:style-name="T4">, </text:span><text:a xlink:type="simple" xlink:href="https://en.wiktionary.org/wiki/-ün#Turkish"><text:span text:style-name="T5">-ün</text:span></text:a><text:span text:style-name="T4">, </text:span><text:a xlink:type="simple" xlink:href="https://en.wiktionary.org/wiki/-un#Turkish"><text:span text:style-name="T5">-un</text:span></text:a><text:span text:style-name="T4"> / </text:span><text:a xlink:type="simple" xlink:href="https://en.wiktionary.org/wiki/-n#Turkish"><text:span text:style-name="T5">-n</text:span></text:a><text:span text:style-name="T4"> </text:span></text:p>
                  <text:p text:style-name="P25"><text:a xlink:type="simple" xlink:href="https://en.wiktionary.org/w/index.php?title=-lerin&amp;action=edit&amp;redlink=1"><text:span text:style-name="T5">-lerin</text:span></text:a><text:span text:style-name="T4">, </text:span><text:a xlink:type="simple" xlink:href="https://en.wiktionary.org/w/index.php?title=-ların&amp;action=edit&amp;redlink=1"><text:span text:style-name="T5">-ların</text:span></text:a><text:span text:style-name="T4"> </text:span></text:p>
                </table:table-cell>
                <table:table-cell table:style-name="Table2.B2" office:value-type="string">
                  <text:p text:style-name="P22">2nd person plural: -(<text:span text:style-name="T2">4</text:span>)n<text:span text:style-name="T2">4</text:span>z </text:p>
                  <text:p text:style-name="P25"><text:a xlink:type="simple" xlink:href="https://en.wiktionary.org/w/index.php?title=-iniz&amp;action=edit&amp;redlink=1"><text:span text:style-name="T5">-iniz</text:span></text:a><text:span text:style-name="T4">, </text:span><text:a xlink:type="simple" xlink:href="https://en.wiktionary.org/w/index.php?title=-ınız&amp;action=edit&amp;redlink=1"><text:span text:style-name="T5">-ınız</text:span></text:a><text:span text:style-name="T4">, </text:span><text:a xlink:type="simple" xlink:href="https://en.wiktionary.org/w/index.php?title=-ünüz&amp;action=edit&amp;redlink=1"><text:span text:style-name="T5">-ünüz</text:span></text:a><text:span text:style-name="T4">, </text:span><text:a xlink:type="simple" xlink:href="https://en.wiktionary.org/w/index.php?title=-unuz&amp;action=edit&amp;redlink=1"><text:span text:style-name="T5">-unuz</text:span></text:a><text:span text:style-name="T4"> / </text:span><text:a xlink:type="simple" xlink:href="https://en.wiktionary.org/w/index.php?title=-niz&amp;action=edit&amp;redlink=1"><text:span text:style-name="T5">-niz</text:span></text:a><text:span text:style-name="T4">, </text:span><text:a xlink:type="simple" xlink:href="https://en.wiktionary.org/w/index.php?title=-nız&amp;action=edit&amp;redlink=1"><text:span text:style-name="T5">-nız</text:span></text:a><text:span text:style-name="T4">, </text:span><text:a xlink:type="simple" xlink:href="https://en.wiktionary.org/w/index.php?title=-nüz&amp;action=edit&amp;redlink=1"><text:span text:style-name="T5">-nüz</text:span></text:a><text:span text:style-name="T4">, </text:span><text:a xlink:type="simple" xlink:href="https://en.wiktionary.org/w/index.php?title=-nuz&amp;action=edit&amp;redlink=1"><text:span text:style-name="T5">-nuz</text:span></text:a><text:span text:style-name="T4"> </text:span></text:p>
                  <text:p text:style-name="P25"><text:a xlink:type="simple" xlink:href="https://en.wiktionary.org/w/index.php?title=-leriniz&amp;action=edit&amp;redlink=1"><text:span text:style-name="T5">-leriniz</text:span></text:a><text:span text:style-name="T4">, </text:span><text:a xlink:type="simple" xlink:href="https://en.wiktionary.org/w/index.php?title=-larınız&amp;action=edit&amp;redlink=1"><text:span text:style-name="T5">-larınız</text:span></text:a><text:span text:style-name="T4"> </text:span></text:p>
                </table:table-cell>
              </table:table-row>
              <table:table-row>
                <table:table-cell table:style-name="Table2.A2" office:value-type="string">
                  <text:p text:style-name="P22">3rd person singular: -(s)<text:span text:style-name="T2">4</text:span> </text:p>
                  <text:p text:style-name="P25"><text:a xlink:type="simple" xlink:href="https://en.wiktionary.org/wiki/-i#Turkish"><text:span text:style-name="T5">-i</text:span></text:a><text:span text:style-name="T4">, </text:span><text:a xlink:type="simple" xlink:href="https://en.wiktionary.org/wiki/-ı#Turkish"><text:span text:style-name="T5">-ı</text:span></text:a><text:span text:style-name="T4">, </text:span><text:a xlink:type="simple" xlink:href="https://en.wiktionary.org/wiki/-ü#Turkish"><text:span text:style-name="T5">-ü</text:span></text:a><text:span text:style-name="T4">, </text:span><text:a xlink:type="simple" xlink:href="https://en.wiktionary.org/wiki/-u#Turkish"><text:span text:style-name="T5">-u</text:span></text:a><text:span text:style-name="T4"> / </text:span><text:a xlink:type="simple" xlink:href="https://en.wiktionary.org/wiki/-si#Turkish"><text:span text:style-name="T5">-si</text:span></text:a><text:span text:style-name="T4">, </text:span><text:a xlink:type="simple" xlink:href="https://en.wiktionary.org/wiki/-sı#Turkish"><text:span text:style-name="T5">-sı</text:span></text:a><text:span text:style-name="T4">, </text:span><text:a xlink:type="simple" xlink:href="https://en.wiktionary.org/w/index.php?title=-sü&amp;action=edit&amp;redlink=1"><text:span text:style-name="T5">-sü</text:span></text:a><text:span text:style-name="T4">, </text:span><text:a xlink:type="simple" xlink:href="https://en.wiktionary.org/wiki/-su#Turkish"><text:span text:style-name="T5">-su</text:span></text:a><text:span text:style-name="T4"> </text:span></text:p>
                  <text:p text:style-name="P25"><text:a xlink:type="simple" xlink:href="https://en.wiktionary.org/w/index.php?title=-leri&amp;action=edit&amp;redlink=1"><text:span text:style-name="T5">-leri</text:span></text:a><text:span text:style-name="T4">, </text:span><text:a xlink:type="simple" xlink:href="https://en.wiktionary.org/w/index.php?title=-ları&amp;action=edit&amp;redlink=1"><text:span text:style-name="T5">-ları</text:span></text:a><text:span text:style-name="T4"> </text:span></text:p>
                </table:table-cell>
                <table:table-cell table:style-name="Table2.B2" office:value-type="string">
                  <text:p text:style-name="P22">3rd person plural: </text:p>
                  <text:p text:style-name="P25"><text:a xlink:type="simple" xlink:href="https://en.wiktionary.org/w/index.php?title=-leri&amp;action=edit&amp;redlink=1"><text:span text:style-name="T5">-leri</text:span></text:a><text:span text:style-name="T4">, </text:span><text:a xlink:type="simple" xlink:href="https://en.wiktionary.org/w/index.php?title=-ları&amp;action=edit&amp;redlink=1"><text:span text:style-name="T5">-ları</text:span></text:a><text:span text:style-name="T4"> </text:span></text:p>
                </table:table-cell>
              </table:table-row>
            </table:table>
            <text:h text:style-name="P24" text:outline-level="3"><text:bookmark text:name="Verbal_suffixes"/>Verbal suffixes</text:h>
            <text:list xml:id="list1059961804" text:style-name="L4">
              <text:list-item>
                <text:p text:style-name="P11">Infinitive: -m<text:span text:style-name="T2">2</text:span>k </text:p>
                <text:list>
                  <text:list-item>
                    <text:p text:style-name="P4"><text:a xlink:type="simple" xlink:href="https://en.wiktionary.org/wiki/-mek#Turkish"><text:span text:style-name="T5">-mek</text:span></text:a><text:span text:style-name="T4">, </text:span><text:a xlink:type="simple" xlink:href="https://en.wiktionary.org/wiki/-mak#Turkish"><text:span text:style-name="T5">-mak</text:span></text:a><text:span text:style-name="T4"> </text:span></text:p>
                  </text:list-item>
                </text:list>
              </text:list-item>
            </text:list>
            <text:h text:style-name="P26" text:outline-level="4"><text:bookmark text:name="Simple_past"/>Simple past</text:h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8">1st person singular: -t/d<text:span text:style-name="T2">4</text:span>m </text:p>
                  <text:p text:style-name="P7"><text:a xlink:type="simple" xlink:href="https://en.wiktionary.org/wiki/-tim#Turkish"><text:span text:style-name="T5">-tim</text:span></text:a><text:span text:style-name="T4">, </text:span><text:a xlink:type="simple" xlink:href="https://en.wiktionary.org/w/index.php?title=-tım&amp;action=edit&amp;redlink=1"><text:span text:style-name="T5">-tım</text:span></text:a><text:span text:style-name="T4">, </text:span><text:a xlink:type="simple" xlink:href="https://en.wiktionary.org/w/index.php?title=-tüm&amp;action=edit&amp;redlink=1"><text:span text:style-name="T5">-tüm</text:span></text:a><text:span text:style-name="T4">, </text:span><text:a xlink:type="simple" xlink:href="https://en.wiktionary.org/wiki/-tum#Turkish"><text:span text:style-name="T5">-tum</text:span></text:a><text:span text:style-name="T4"> / </text:span><text:a xlink:type="simple" xlink:href="https://en.wiktionary.org/w/index.php?title=-dim&amp;action=edit&amp;redlink=1"><text:span text:style-name="T5">-dim</text:span></text:a><text:span text:style-name="T4">, </text:span><text:a xlink:type="simple" xlink:href="https://en.wiktionary.org/w/index.php?title=-dım&amp;action=edit&amp;redlink=1"><text:span text:style-name="T5">-dım</text:span></text:a><text:span text:style-name="T4">, </text:span><text:a xlink:type="simple" xlink:href="https://en.wiktionary.org/w/index.php?title=-düm&amp;action=edit&amp;redlink=1"><text:span text:style-name="T5">-düm</text:span></text:a><text:span text:style-name="T4">, </text:span><text:a xlink:type="simple" xlink:href="https://en.wiktionary.org/wiki/-dum#Turkish"><text:span text:style-name="T5">-dum</text:span></text:a><text:span text:style-name="T4"> </text:span></text:p>
                </table:table-cell>
                <table:table-cell table:style-name="Table3.B1" office:value-type="string">
                  <text:p text:style-name="P8">1st person plural: -t/d<text:span text:style-name="T2">4</text:span>k </text:p>
                  <text:p text:style-name="P7"><text:a xlink:type="simple" xlink:href="https://en.wiktionary.org/w/index.php?title=-tik&amp;action=edit&amp;redlink=1"><text:span text:style-name="T5">-tik</text:span></text:a><text:span text:style-name="T4">, </text:span><text:a xlink:type="simple" xlink:href="https://en.wiktionary.org/w/index.php?title=-tık&amp;action=edit&amp;redlink=1"><text:span text:style-name="T5">-tık</text:span></text:a><text:span text:style-name="T4">, </text:span><text:a xlink:type="simple" xlink:href="https://en.wiktionary.org/w/index.php?title=-tük&amp;action=edit&amp;redlink=1"><text:span text:style-name="T5">-tük</text:span></text:a><text:span text:style-name="T4">, </text:span><text:a xlink:type="simple" xlink:href="https://en.wiktionary.org/wiki/-tuk#Turkish"><text:span text:style-name="T5">-tuk</text:span></text:a><text:span text:style-name="T4"> / </text:span><text:a xlink:type="simple" xlink:href="https://en.wiktionary.org/wiki/-dik#Turkish"><text:span text:style-name="T5">-dik</text:span></text:a><text:span text:style-name="T4">, </text:span><text:a xlink:type="simple" xlink:href="https://en.wiktionary.org/w/index.php?title=-dık&amp;action=edit&amp;redlink=1"><text:span text:style-name="T5">-dık</text:span></text:a><text:span text:style-name="T4">, </text:span><text:a xlink:type="simple" xlink:href="https://en.wiktionary.org/w/index.php?title=-dük&amp;action=edit&amp;redlink=1"><text:span text:style-name="T5">-dük</text:span></text:a><text:span text:style-name="T4">, </text:span><text:a xlink:type="simple" xlink:href="https://en.wiktionary.org/w/index.php?title=-duk&amp;action=edit&amp;redlink=1"><text:span text:style-name="T5">-duk</text:span></text:a><text:span text:style-name="T4"> </text:span></text:p>
                </table:table-cell>
              </table:table-row>
              <table:table-row>
                <table:table-cell table:style-name="Table3.A2" office:value-type="string">
                  <text:p text:style-name="P8">2nd person singular: -t/d<text:span text:style-name="T2">4</text:span>n </text:p>
                  <text:p text:style-name="P7"><text:a xlink:type="simple" xlink:href="https://en.wiktionary.org/wiki/-tin#Turkish"><text:span text:style-name="T5">-tin</text:span></text:a><text:span text:style-name="T4">, </text:span><text:a xlink:type="simple" xlink:href="https://en.wiktionary.org/w/index.php?title=-tın&amp;action=edit&amp;redlink=1"><text:span text:style-name="T5">-tın</text:span></text:a><text:span text:style-name="T4">, </text:span><text:a xlink:type="simple" xlink:href="https://en.wiktionary.org/w/index.php?title=-tün&amp;action=edit&amp;redlink=1"><text:span text:style-name="T5">-tün</text:span></text:a><text:span text:style-name="T4">, </text:span><text:a xlink:type="simple" xlink:href="https://en.wiktionary.org/wiki/-tun#Turkish"><text:span text:style-name="T5">-tun</text:span></text:a><text:span text:style-name="T4"> / </text:span><text:a xlink:type="simple" xlink:href="https://en.wiktionary.org/wiki/-din#Turkish"><text:span text:style-name="T5">-din</text:span></text:a><text:span text:style-name="T4">, </text:span><text:a xlink:type="simple" xlink:href="https://en.wiktionary.org/w/index.php?title=-dın&amp;action=edit&amp;redlink=1"><text:span text:style-name="T5">-dın</text:span></text:a><text:span text:style-name="T4">, </text:span><text:a xlink:type="simple" xlink:href="https://en.wiktionary.org/w/index.php?title=-dün&amp;action=edit&amp;redlink=1"><text:span text:style-name="T5">-dün</text:span></text:a><text:span text:style-name="T4">, </text:span><text:a xlink:type="simple" xlink:href="https://en.wiktionary.org/w/index.php?title=-dun&amp;action=edit&amp;redlink=1"><text:span text:style-name="T5">-dun</text:span></text:a><text:span text:style-name="T4"> </text:span></text:p>
                </table:table-cell>
                <table:table-cell table:style-name="Table3.B2" office:value-type="string">
                  <text:p text:style-name="P8">2nd person plural: t/d<text:span text:style-name="T2">4</text:span>n<text:span text:style-name="T2">4</text:span>z </text:p>
                  <text:p text:style-name="P7"><text:a xlink:type="simple" xlink:href="https://en.wiktionary.org/w/index.php?title=-tiniz&amp;action=edit&amp;redlink=1"><text:span text:style-name="T5">-tiniz</text:span></text:a><text:span text:style-name="T4">, </text:span><text:a xlink:type="simple" xlink:href="https://en.wiktionary.org/w/index.php?title=-tınız&amp;action=edit&amp;redlink=1"><text:span text:style-name="T5">-tınız</text:span></text:a><text:span text:style-name="T4">, </text:span><text:a xlink:type="simple" xlink:href="https://en.wiktionary.org/w/index.php?title=-tünüz&amp;action=edit&amp;redlink=1"><text:span text:style-name="T5">-tünüz</text:span></text:a><text:span text:style-name="T4">, </text:span><text:a xlink:type="simple" xlink:href="https://en.wiktionary.org/w/index.php?title=-tunuz&amp;action=edit&amp;redlink=1"><text:span text:style-name="T5">-tunuz</text:span></text:a><text:span text:style-name="T4"> / </text:span><text:a xlink:type="simple" xlink:href="https://en.wiktionary.org/w/index.php?title=-diniz&amp;action=edit&amp;redlink=1"><text:span text:style-name="T5">-diniz</text:span></text:a><text:span text:style-name="T4">, </text:span><text:a xlink:type="simple" xlink:href="https://en.wiktionary.org/w/index.php?title=-dınız&amp;action=edit&amp;redlink=1"><text:span text:style-name="T5">-dınız</text:span></text:a><text:span text:style-name="T4">, </text:span><text:a xlink:type="simple" xlink:href="https://en.wiktionary.org/w/index.php?title=-dünüz&amp;action=edit&amp;redlink=1"><text:span text:style-name="T5">-dünüz</text:span></text:a><text:span text:style-name="T4">, </text:span><text:a xlink:type="simple" xlink:href="https://en.wiktionary.org/w/index.php?title=-dunuz&amp;action=edit&amp;redlink=1"><text:span text:style-name="T5">-dunuz</text:span></text:a><text:span text:style-name="T4"> </text:span></text:p>
                </table:table-cell>
              </table:table-row>
              <table:table-row>
                <table:table-cell table:style-name="Table3.A2" office:value-type="string">
                  <text:p text:style-name="P8">3rd person singular: -t/d<text:span text:style-name="T2">4</text:span> </text:p>
                  <text:p text:style-name="P7"><text:a xlink:type="simple" xlink:href="https://en.wiktionary.org/wiki/-ti#Turkish"><text:span text:style-name="T5">-ti</text:span></text:a><text:span text:style-name="T4">, </text:span><text:a xlink:type="simple" xlink:href="https://en.wiktionary.org/w/index.php?title=-tı&amp;action=edit&amp;redlink=1"><text:span text:style-name="T5">-tı</text:span></text:a><text:span text:style-name="T4">, </text:span><text:a xlink:type="simple" xlink:href="https://en.wiktionary.org/w/index.php?title=-tü&amp;action=edit&amp;redlink=1"><text:span text:style-name="T5">-tü</text:span></text:a><text:span text:style-name="T4">, </text:span><text:a xlink:type="simple" xlink:href="https://en.wiktionary.org/wiki/-tu#Turkish"><text:span text:style-name="T5">-tu</text:span></text:a><text:span text:style-name="T4"> / </text:span><text:a xlink:type="simple" xlink:href="https://en.wiktionary.org/wiki/-di#Turkish"><text:span text:style-name="T5">-di</text:span></text:a><text:span text:style-name="T4">, </text:span><text:a xlink:type="simple" xlink:href="https://en.wiktionary.org/w/index.php?title=-dı&amp;action=edit&amp;redlink=1"><text:span text:style-name="T5">-dı</text:span></text:a><text:span text:style-name="T4">, </text:span><text:a xlink:type="simple" xlink:href="https://en.wiktionary.org/wiki/-dü#Turkish"><text:span text:style-name="T5">-dü</text:span></text:a><text:span text:style-name="T4">, </text:span><text:a xlink:type="simple" xlink:href="https://en.wiktionary.org/wiki/-du#Turkish"><text:span text:style-name="T5">-du</text:span></text:a><text:span text:style-name="T4"> </text:span></text:p>
                </table:table-cell>
                <table:table-cell table:style-name="Table3.B2" office:value-type="string">
                  <text:p text:style-name="P8">3rd person plural: -t/d<text:span text:style-name="T2">4</text:span>l<text:span text:style-name="T2">2</text:span>r </text:p>
                  <text:p text:style-name="Text_20_body"><text:a xlink:type="simple" xlink:href="https://en.wiktionary.org/w/index.php?title=-tiler&amp;action=edit&amp;redlink=1"><text:span text:style-name="T5">-tiler</text:span></text:a><text:span text:style-name="T4">, </text:span><text:a xlink:type="simple" xlink:href="https://en.wiktionary.org/w/index.php?title=-tılar&amp;action=edit&amp;redlink=1"><text:span text:style-name="T5">-tılar</text:span></text:a><text:span text:style-name="T4">, </text:span><text:a xlink:type="simple" xlink:href="https://en.wiktionary.org/w/index.php?title=-tüler&amp;action=edit&amp;redlink=1"><text:span text:style-name="T5">-tüler</text:span></text:a><text:span text:style-name="T4">, </text:span><text:a xlink:type="simple" xlink:href="https://en.wiktionary.org/w/index.php?title=-tular&amp;action=edit&amp;redlink=1"><text:span text:style-name="T5">-tular</text:span></text:a><text:span text:style-name="T4"> / </text:span><text:a xlink:type="simple" xlink:href="https://en.wiktionary.org/w/index.php?title=-diler&amp;action=edit&amp;redlink=1"><text:span text:style-name="T5">-diler</text:span></text:a><text:span text:style-name="T4">, </text:span><text:a xlink:type="simple" xlink:href="https://en.wiktionary.org/w/index.php?title=-dılar&amp;action=edit&amp;redlink=1"><text:span text:style-name="T5">-dılar</text:span></text:a><text:span text:style-name="T4">, </text:span><text:a xlink:type="simple" xlink:href="https://en.wiktionary.org/w/index.php?title=-düler&amp;action=edit&amp;redlink=1"><text:span text:style-name="T5">-düler</text:span></text:a><text:span text:style-name="T4">, </text:span><text:a xlink:type="simple" xlink:href="https://en.wiktionary.org/w/index.php?title=-dular&amp;action=edit&amp;redlink=1"><text:span text:style-name="T5">-dular</text:span></text:a><text:span text:style-name="T4"> </text:span></text:p>
                </table:table-cell>
              </table:table-row>
            </table:table>
            <text:h text:style-name="Heading_20_4" text:outline-level="4"><text:bookmark text:name="Continuous_tenses"/><text:span text:style-name="T4">Continuous tenses</text:span></text:h>
            <text:h text:style-name="P27" text:outline-level="5"><text:bookmark text:name="Present_continuous"/>Present continuous</text:h>
            <text:p text:style-name="P1">-<text:span text:style-name="T2">4</text:span>yor + present-tense personal endings</text:p>
            <text:h text:style-name="P27" text:outline-level="5"><text:bookmark text:name="Past_continuous"/>Past continuous</text:h>
            <text:p text:style-name="P1">-<text:span text:style-name="T2">4</text:span>yor + past-tense personal endings</text:p>
            <text:h text:style-name="P24" text:outline-level="3"><text:bookmark text:name="Derivational_suffixes"/>Derivational suffixes</text:h>
            <text:h text:style-name="P26" text:outline-level="4"><text:bookmark text:name="Noun-forming"/>Noun-forming</text:h>
            <text:list xml:id="list2026760685" text:style-name="L8">
              <text:list-item>
                <text:p text:style-name="P14">-ç/c<text:span text:style-name="T2">4</text:span> </text:p>
                <text:list>
                  <text:list-item>
                    <text:p text:style-name="P20"><text:a xlink:type="simple" xlink:href="https://en.wiktionary.org/wiki/-çi#Turkish"><text:span text:style-name="T5">-çi</text:span></text:a><text:span text:style-name="T4">, </text:span><text:a xlink:type="simple" xlink:href="https://en.wiktionary.org/wiki/-çı#Turkish"><text:span text:style-name="T5">-çı</text:span></text:a><text:span text:style-name="T4">, </text:span><text:a xlink:type="simple" xlink:href="https://en.wiktionary.org/wiki/-çü#Turkish"><text:span text:style-name="T5">-çü</text:span></text:a><text:span text:style-name="T4">, </text:span><text:a xlink:type="simple" xlink:href="https://en.wiktionary.org/wiki/-çu#Turkish"><text:span text:style-name="T5">-çu</text:span></text:a><text:span text:style-name="T4"> / </text:span><text:a xlink:type="simple" xlink:href="https://en.wiktionary.org/wiki/-ci#Turkish"><text:span text:style-name="T5">-ci</text:span></text:a><text:span text:style-name="T4">, </text:span><text:a xlink:type="simple" xlink:href="https://en.wiktionary.org/wiki/-cı#Turkish"><text:span text:style-name="T5">-cı</text:span></text:a><text:span text:style-name="T4">, </text:span><text:a xlink:type="simple" xlink:href="https://en.wiktionary.org/wiki/-cü#Turkish"><text:span text:style-name="T5">-cü</text:span></text:a><text:span text:style-name="T4">, </text:span><text:a xlink:type="simple" xlink:href="https://en.wiktionary.org/wiki/-cu#Turkish"><text:span text:style-name="T5">-cu</text:span></text:a><text:span text:style-name="T4"> </text:span></text:p>
                  </text:list-item>
                </text:list>
              </text:list-item>
              <text:list-item>
                <text:p text:style-name="P14">-l<text:span text:style-name="T2">4</text:span>k </text:p>
                <text:list>
                  <text:list-item>
                    <text:p text:style-name="P5"><text:a xlink:type="simple" xlink:href="https://en.wiktionary.org/wiki/-lik#Turkish"><text:span text:style-name="T5">-lik</text:span></text:a><text:span text:style-name="T4">, </text:span><text:a xlink:type="simple" xlink:href="https://en.wiktionary.org/wiki/-lık#Turkish"><text:span text:style-name="T5">-lık</text:span></text:a><text:span text:style-name="T4">, </text:span><text:a xlink:type="simple" xlink:href="https://en.wiktionary.org/wiki/-lük#Turkish"><text:span text:style-name="T5">-lük</text:span></text:a><text:span text:style-name="T4">, </text:span><text:a xlink:type="simple" xlink:href="https://en.wiktionary.org/wiki/-luk#Turkish"><text:span text:style-name="T5">-luk</text:span></text:a><text:span text:style-name="T4"> </text:span></text:p>
                  </text:list-item>
                </text:list>
              </text:list-item>
            </text:list>
            <text:h text:style-name="P26" text:outline-level="4"><text:bookmark text:name="Adjective-forming"/>Adjective-forming</text:h>
            <text:list xml:id="list509064642" text:style-name="L9">
              <text:list-item>
                <text:p text:style-name="P15">-l<text:span text:style-name="T2">4</text:span> </text:p>
                <text:list>
                  <text:list-item>
                    <text:p text:style-name="P21"><text:a xlink:type="simple" xlink:href="https://en.wiktionary.org/wiki/-li#Turkish"><text:span text:style-name="T5">-li</text:span></text:a><text:span text:style-name="T4">, </text:span><text:a xlink:type="simple" xlink:href="https://en.wiktionary.org/wiki/-lı#Turkish"><text:span text:style-name="T5">-lı</text:span></text:a><text:span text:style-name="T4">, </text:span><text:a xlink:type="simple" xlink:href="https://en.wiktionary.org/wiki/-lü#Turkish"><text:span text:style-name="T5">-lü</text:span></text:a><text:span text:style-name="T4">, </text:span><text:a xlink:type="simple" xlink:href="https://en.wiktionary.org/wiki/-lu#Turkish"><text:span text:style-name="T5">-lu</text:span></text:a><text:span text:style-name="T4"> </text:span></text:p>
                  </text:list-item>
                </text:list>
              </text:list-item>
              <text:list-item>
                <text:p text:style-name="P15">-s<text:span text:style-name="T2">4</text:span>z </text:p>
                <text:list>
                  <text:list-item>
                    <text:p text:style-name="P21"><text:a xlink:type="simple" xlink:href="https://en.wiktionary.org/wiki/-siz#Turkish"><text:span text:style-name="T5">-siz</text:span></text:a><text:span text:style-name="T4">, </text:span><text:a xlink:type="simple" xlink:href="https://en.wiktionary.org/wiki/-sız#Turkish"><text:span text:style-name="T5">-sız</text:span></text:a><text:span text:style-name="T4">, </text:span><text:a xlink:type="simple" xlink:href="https://en.wiktionary.org/wiki/-süz#Turkish"><text:span text:style-name="T5">-süz</text:span></text:a><text:span text:style-name="T4">, </text:span><text:a xlink:type="simple" xlink:href="https://en.wiktionary.org/wiki/-suz#Turkish"><text:span text:style-name="T5">-suz</text:span></text:a><text:span text:style-name="T4"> </text:span></text:p>
                  </text:list-item>
                </text:list>
              </text:list-item>
              <text:list-item>
                <text:p text:style-name="P15">-s<text:span text:style-name="T2">2</text:span>l </text:p>
                <text:list>
                  <text:list-item>
                    <text:p text:style-name="P6"><text:a xlink:type="simple" xlink:href="https://en.wiktionary.org/wiki/-sel#Turkish"><text:span text:style-name="T5">-sel</text:span></text:a><text:span text:style-name="T4">, </text:span><text:a xlink:type="simple" xlink:href="https://en.wiktionary.org/wiki/-sal#Turkish"><text:span text:style-name="T5">-sal</text:span></text:a><text:span text:style-name="T4"> </text:span></text:p>
                  </text:list-item>
                </text:list>
              </text:list-item>
            </text:list>
          </text:section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1" svg:font-family="'Times New Roman'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la" fo:country="VA" style:font-size-asian="12pt" style:language-asian="zh" style:country-asian="CN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2cm" style:writing-mode="page"/>
      <style:text-properties style:use-window-font-color="true" style:font-name="Times New Roman" fo:font-size="12pt" fo:language="la" fo:country="VA" style:font-name-asian="DejaVu Sans" style:font-size-asian="12pt" style:language-asian="zh" style:country-asian="CN" style:font-name-complex="Times New Roman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cm" fo:margin-bottom="0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List" style:family="paragraph" style:parent-style-name="Text_20_body" style:class="list">
      <style:text-properties style:font-size-asian="12pt" style:font-name-complex="Times New Roman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imes New Roman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imes New Roman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DejaVu Sans" style:font-size-asian="12pt" style:font-weight-asian="bold" style:font-name-complex="DejaVu Sans" style:font-size-complex="12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DejaVu Sans" style:font-size-asian="10pt" style:font-weight-asian="bold" style:font-name-complex="DejaVu Sans" style:font-size-complex="10pt" style:font-weight-complex="bold"/>
    </style:style>
    <style:style style:name="Frame_20_contents" style:display-name="Frame contents" style:family="paragraph" style:parent-style-name="Text_20_body" style:class="extra"/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shadow="none" fo:background-color="transparent" style:writing-mode="lr-tb" style:footnote-max-height="0cm">
        <style:background-image/>
        <style:columns fo:column-count="3" fo:column-gap="0.099cm">
          <style:column style:rel-width="4846*" fo:start-indent="0cm" fo:end-indent="0.049cm"/>
          <style:column style:rel-width="4875*" fo:start-indent="0.049cm" fo:end-indent="0.049cm"/>
          <style:column style:rel-width="4849*" fo:start-indent="0.049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Appendix:Turkish suffixes - Wiktionary</dc:title>
    <dc:date>2017-05-16T10:38:19</dc:date>
    <dc:creator>Щ*ДЕ? эжщшп</dc:creator>
    <meta:generator>OpenOffice.org/3.2$Unix OpenOffice.org_project/320m12$Build-9483</meta:generator>
    <meta:editing-duration>PT00H25M19S</meta:editing-duration>
    <meta:editing-cycles>8</meta:editing-cycles>
    <meta:document-statistic meta:table-count="3" meta:image-count="0" meta:object-count="0" meta:page-count="1" meta:paragraph-count="85" meta:word-count="418" meta:character-count="2312"/>
    <meta:user-defined meta:name=""/>
    <meta:user-defined meta:name="ResourceLoaderDynamicStyles"/>
    <meta:user-defined meta:name="referrer">origin-when-cross-origin</meta:user-defined>
  </office:meta>
</office:document-meta>
</file>